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50200c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50200c"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table:style-name="Default" office:value-type="string" calcext:value-type="string">
            <text:p>Api Name</text:p>
          </table:table-cell>
          <table:table-cell table:style-name="Default" office:value-type="string" calcext:value-type="string">
            <text:p>Api URL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http://127.0.0.1:3000/userrout/get-user-api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http://127.0.0.1:3000/userrout/add-user-api</text:p>
          </table:table-cell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http://127.0.0.1:3000/userrout/get-users-delete-api/615c264f5b2b15911fcf5928</text:p>
          </table:table-cell>
        </table:table-row>
        <table:table-row table:style-name="ro2">
          <table:table-cell office:value-type="string" calcext:value-type="string">
            <text:p>Put</text:p>
          </table:table-cell>
          <table:table-cell office:value-type="string" calcext:value-type="string">
            <text:p>http://127.0.0.1:3000/userrout/get-update-user/615c2b6a425de8cccee409f7</text:p>
          </table:table-cell>
        </table:table-row>
        <table:table-row table:style-name="ro3">
          <table:table-cell table:style-name="ce4" office:value-type="string" calcext:value-type="string" table:number-columns-spanned="2" table:number-rows-spanned="1">
            <text:p>State Api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http://127.0.0.1:3000/users/getcountry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http://127.0.0.1:3000/users/countryadd</text:p>
          </table:table-cell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http://127.0.0.1:3000/users/countrydelete/615d8b94398e7c6dab2a3372</text:p>
          </table:table-cell>
        </table:table-row>
        <table:table-row table:style-name="ro2">
          <table:table-cell office:value-type="string" calcext:value-type="string">
            <text:p>PUT</text:p>
          </table:table-cell>
          <table:table-cell office:value-type="string" calcext:value-type="string">
            <text:p>http://127.0.0.1:3000/users/countryupdate/615d8b88398e7c6dab2a3370</text:p>
          </table:table-cell>
        </table:table-row>
        <table:table-row table:style-name="ro4">
          <table:table-cell table:style-name="ce5" office:value-type="string" calcext:value-type="string" table:number-columns-spanned="2" table:number-rows-spanned="1">
            <text:p>Category Api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http://127.0.0.1:3000/category/categoryget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http://127.0.0.1:3000/category/categoryadd</text:p>
          </table:table-cell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http://127.0.0.1:3000/category/categorydelete/615d92678ffae9e4e0e774ea</text:p>
          </table:table-cell>
        </table:table-row>
        <table:table-row table:style-name="ro2">
          <table:table-cell office:value-type="string" calcext:value-type="string">
            <text:p>PUT</text:p>
          </table:table-cell>
          <table:table-cell office:value-type="string" calcext:value-type="string">
            <text:p>http://127.0.0.1:3000/category/categoryupdate/615d92ad8ffae9e4e0e774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5:35:48.445016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6:14:50.351683332</meta:creation-date>
    <dc:date>2021-10-06T18:28:10.988799593</dc:date>
    <meta:editing-duration>PT2H57M1S</meta:editing-duration>
    <meta:editing-cycles>3</meta:editing-cycles>
    <meta:generator>LibreOffice/6.4.7.2$Linux_X86_64 LibreOffice_project/40$Build-2</meta:generator>
    <meta:document-statistic meta:table-count="1" meta:cell-count="28" meta:object-count="0"/>
  </office:meta>
</office:document-meta>
</file>